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4542in" fo:margin-left="0.4729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1.1563in"/>
    </style:style>
    <style:style style:name="Table1.C" style:family="table-column">
      <style:table-column-properties style:column-width="1.1458in"/>
    </style:style>
    <style:style style:name="Table1.F" style:family="table-column">
      <style:table-column-properties style:column-width="1.1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f534"/>
    </style:style>
    <style:style style:name="P2" style:family="paragraph" style:parent-style-name="Standard">
      <style:text-properties style:font-name="Bitstream Vera Sans Mono" officeooo:paragraph-rsid="0007f534"/>
    </style:style>
    <style:style style:name="P3" style:family="paragraph" style:parent-style-name="Standard">
      <style:text-properties style:font-name="Bitstream Vera Sans Mono" officeooo:paragraph-rsid="00090339"/>
    </style:style>
    <style:style style:name="P4" style:family="paragraph" style:parent-style-name="Standard">
      <style:text-properties style:font-name="Bitstream Vera Sans Mono" officeooo:rsid="000b0263" officeooo:paragraph-rsid="0010f254"/>
    </style:style>
    <style:style style:name="P5" style:family="paragraph" style:parent-style-name="Standard">
      <style:text-properties style:font-name="Bitstream Vera Sans Mono" officeooo:paragraph-rsid="001c404b"/>
    </style:style>
    <style:style style:name="P6" style:family="paragraph" style:parent-style-name="Standard">
      <style:text-properties style:font-name="Bitstream Vera Sans Mono" officeooo:rsid="001d1af8" officeooo:paragraph-rsid="001d1af8"/>
    </style:style>
    <style:style style:name="P7" style:family="paragraph" style:parent-style-name="Standard">
      <style:text-properties style:font-name="Bitstream Vera Sans Mono" officeooo:rsid="00250a2f" officeooo:paragraph-rsid="001d1af8"/>
    </style:style>
    <style:style style:name="P8" style:family="paragraph" style:parent-style-name="Standard">
      <style:text-properties style:font-name="Bitstream Vera Sans Mono" fo:font-size="10pt" officeooo:rsid="001d1af8" officeooo:paragraph-rsid="001d1af8" style:font-size-asian="10pt" style:font-size-complex="10pt"/>
    </style:style>
    <style:style style:name="P9" style:family="paragraph" style:parent-style-name="Standard">
      <style:text-properties style:font-name="Bitstream Vera Sans Mono" fo:font-size="10pt" officeooo:paragraph-rsid="00090339" style:font-size-asian="10pt" style:font-size-complex="10pt"/>
    </style:style>
    <style:style style:name="P10" style:family="paragraph" style:parent-style-name="Standard">
      <style:text-properties style:font-name="Bitstream Vera Sans Mono" fo:font-size="10pt" officeooo:paragraph-rsid="0007f534" style:font-size-asian="10pt" style:font-size-complex="10pt"/>
    </style:style>
    <style:style style:name="P11" style:family="paragraph" style:parent-style-name="Standard">
      <style:text-properties style:font-name="Bitstream Vera Sans Mono" fo:font-size="10pt" officeooo:rsid="00250a2f" officeooo:paragraph-rsid="00250a2f" style:font-size-asian="10pt" style:font-size-complex="10pt"/>
    </style:style>
    <style:style style:name="P12" style:family="paragraph" style:parent-style-name="Standard">
      <style:text-properties style:font-name="FreeSerif" officeooo:paragraph-rsid="0007f534"/>
    </style:style>
    <style:style style:name="P13" style:family="paragraph" style:parent-style-name="Standard">
      <style:text-properties style:font-name="FreeSerif" officeooo:paragraph-rsid="00090339"/>
    </style:style>
    <style:style style:name="P14" style:family="paragraph" style:parent-style-name="Standard">
      <style:text-properties style:font-name="Liberation Serif" officeooo:paragraph-rsid="00090339"/>
    </style:style>
    <style:style style:name="P15" style:family="paragraph" style:parent-style-name="Standard">
      <style:text-properties style:font-name="Liberation Serif" officeooo:rsid="001d1af8" officeooo:paragraph-rsid="001d1af8"/>
    </style:style>
    <style:style style:name="P16" style:family="paragraph" style:parent-style-name="Standard">
      <style:text-properties style:font-name="Liberation Serif" officeooo:rsid="00250a2f" officeooo:paragraph-rsid="00250a2f"/>
    </style:style>
    <style:style style:name="P17" style:family="paragraph" style:parent-style-name="Standard">
      <style:text-properties officeooo:paragraph-rsid="00090339"/>
    </style:style>
    <style:style style:name="P18" style:family="paragraph" style:parent-style-name="Standard">
      <style:text-properties officeooo:rsid="000b0263" officeooo:paragraph-rsid="000b0263"/>
    </style:style>
    <style:style style:name="P19" style:family="paragraph" style:parent-style-name="Standard">
      <style:text-properties officeooo:rsid="000b0263" officeooo:paragraph-rsid="000f5db1"/>
    </style:style>
    <style:style style:name="P20" style:family="paragraph" style:parent-style-name="Standard">
      <style:text-properties officeooo:paragraph-rsid="000b0263"/>
    </style:style>
    <style:style style:name="P21" style:family="paragraph" style:parent-style-name="Standard">
      <style:text-properties officeooo:rsid="0007f534" officeooo:paragraph-rsid="0007f534"/>
    </style:style>
    <style:style style:name="P22" style:family="paragraph" style:parent-style-name="Standard">
      <style:text-properties style:text-position="0% 100%" officeooo:rsid="000b0263" officeooo:paragraph-rsid="000b0263"/>
    </style:style>
    <style:style style:name="P23" style:family="paragraph" style:parent-style-name="Standard">
      <style:text-properties style:text-position="0% 100%" officeooo:rsid="00139015" officeooo:paragraph-rsid="00139015"/>
    </style:style>
    <style:style style:name="P24" style:family="paragraph" style:parent-style-name="Standard">
      <style:text-properties style:text-position="0% 100%" style:font-name="Bitstream Vera Sans Mono" officeooo:rsid="00139015" officeooo:paragraph-rsid="00139015"/>
    </style:style>
    <style:style style:name="P25" style:family="paragraph" style:parent-style-name="Standard">
      <style:text-properties style:text-position="0% 100%" style:font-name="Bitstream Vera Sans Mono" fo:font-size="10pt" officeooo:rsid="00139015" officeooo:paragraph-rsid="00139015" style:font-size-asian="10pt" style:font-size-complex="10pt"/>
    </style:style>
    <style:style style:name="P26" style:family="paragraph" style:parent-style-name="Standard">
      <style:text-properties style:text-position="0% 100%" style:font-name="Bitstream Vera Sans Mono" fo:font-size="10pt" officeooo:rsid="000e9538" officeooo:paragraph-rsid="0010f254" style:font-size-asian="10pt" style:font-size-complex="10pt"/>
    </style:style>
    <style:style style:name="P27" style:family="paragraph" style:parent-style-name="Standard">
      <style:text-properties style:text-position="0% 100%" style:font-name="Bitstream Vera Sans Mono" fo:font-size="10pt" officeooo:rsid="000e9538" officeooo:paragraph-rsid="000f5db1" style:font-size-asian="10pt" style:font-size-complex="10pt"/>
    </style:style>
    <style:style style:name="P28" style:family="paragraph" style:parent-style-name="Standard">
      <style:text-properties officeooo:paragraph-rsid="00153792"/>
    </style:style>
    <style:style style:name="P29" style:family="paragraph" style:parent-style-name="Standard">
      <style:text-properties officeooo:rsid="00153792" officeooo:paragraph-rsid="00153792"/>
    </style:style>
    <style:style style:name="P30" style:family="paragraph" style:parent-style-name="Standard">
      <style:text-properties officeooo:rsid="00153792" officeooo:paragraph-rsid="00172ec4"/>
    </style:style>
    <style:style style:name="P31" style:family="paragraph" style:parent-style-name="Standard">
      <style:text-properties officeooo:rsid="00199370" officeooo:paragraph-rsid="00172ec4"/>
    </style:style>
    <style:style style:name="P32" style:family="paragraph" style:parent-style-name="Standard">
      <style:text-properties officeooo:rsid="00199370" officeooo:paragraph-rsid="00199370"/>
    </style:style>
    <style:style style:name="P33" style:family="paragraph" style:parent-style-name="Standard">
      <style:text-properties officeooo:rsid="001a2b55" officeooo:paragraph-rsid="001a2b55"/>
    </style:style>
    <style:style style:name="P34" style:family="paragraph" style:parent-style-name="Standard">
      <style:text-properties officeooo:rsid="001abb7a" officeooo:paragraph-rsid="001abb7a"/>
    </style:style>
    <style:style style:name="P35" style:family="paragraph" style:parent-style-name="Standard">
      <style:text-properties officeooo:paragraph-rsid="001c404b"/>
    </style:style>
    <style:style style:name="P36" style:family="paragraph" style:parent-style-name="Standard">
      <style:text-properties officeooo:rsid="001d1af8" officeooo:paragraph-rsid="001d1af8"/>
    </style:style>
    <style:style style:name="P37" style:family="paragraph" style:parent-style-name="Standard">
      <style:text-properties officeooo:rsid="00172ec4" officeooo:paragraph-rsid="00172ec4"/>
    </style:style>
    <style:style style:name="P38" style:family="paragraph" style:parent-style-name="Standard">
      <style:text-properties fo:font-size="10pt" officeooo:rsid="001d1af8" officeooo:paragraph-rsid="001d1af8" style:font-size-asian="10pt" style:font-size-complex="10pt"/>
    </style:style>
    <style:style style:name="P39" style:family="paragraph" style:parent-style-name="Standard">
      <style:paragraph-properties fo:break-before="page"/>
      <style:text-properties officeooo:rsid="000b0263" officeooo:paragraph-rsid="000b0263"/>
    </style:style>
    <style:style style:name="P40" style:family="paragraph" style:parent-style-name="Standard">
      <style:paragraph-properties fo:break-before="page"/>
      <style:text-properties officeooo:paragraph-rsid="00153792"/>
    </style:style>
    <style:style style:name="P41" style:family="paragraph" style:parent-style-name="Standard">
      <style:paragraph-properties fo:break-before="page"/>
      <style:text-properties style:font-name="Liberation Serif" officeooo:rsid="00250a2f" officeooo:paragraph-rsid="00250a2f"/>
    </style:style>
    <style:style style:name="P42" style:family="paragraph" style:parent-style-name="Table_20_Contents">
      <style:paragraph-properties fo:text-align="center" style:justify-single-word="false"/>
      <style:text-properties officeooo:rsid="000b0263" officeooo:paragraph-rsid="000b0263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officeooo:rsid="000b4fd5" officeooo:paragraph-rsid="000b4fd5"/>
    </style:style>
    <style:style style:name="P45" style:family="paragraph" style:parent-style-name="Table_20_Contents">
      <style:paragraph-properties fo:text-align="center" style:justify-single-word="false"/>
      <style:text-properties fo:font-weight="normal" officeooo:rsid="000b4fd5" officeooo:paragraph-rsid="000b4fd5" style:font-weight-asian="normal" style:font-weight-complex="normal"/>
    </style:style>
    <style:style style:name="P46" style:family="paragraph" style:parent-style-name="Standard">
      <style:text-properties style:font-name="Liberation Serif" officeooo:rsid="0026f834" officeooo:paragraph-rsid="0026f834"/>
    </style:style>
    <style:style style:name="P47" style:family="paragraph" style:parent-style-name="Standard">
      <style:text-properties style:font-name="Bitstream Vera Sans Mono" fo:font-size="10pt" officeooo:rsid="0026f834" officeooo:paragraph-rsid="0026f834" style:font-size-asian="10pt" style:font-size-complex="10pt"/>
    </style:style>
    <style:style style:name="T1" style:family="text">
      <style:text-properties officeooo:rsid="0007f534"/>
    </style:style>
    <style:style style:name="T2" style:family="text">
      <style:text-properties style:font-name="Bitstream Vera Sans Mono"/>
    </style:style>
    <style:style style:name="T3" style:family="text">
      <style:text-properties style:font-name="Bitstream Vera Sans Mono" officeooo:rsid="00235b28"/>
    </style:style>
    <style:style style:name="T4" style:family="text">
      <style:text-properties style:font-name="Bitstream Vera Sans Mono" officeooo:rsid="00250a2f"/>
    </style:style>
    <style:style style:name="T5" style:family="text">
      <style:text-properties style:font-name="Bitstream Vera Sans Mono" fo:font-size="10pt" style:font-size-asian="10pt" style:font-size-complex="10pt"/>
    </style:style>
    <style:style style:name="T6" style:family="text">
      <style:text-properties style:font-name="Bitstream Vera Sans Mono" fo:font-size="10pt" officeooo:rsid="001eb32d" style:font-size-asian="10pt" style:font-size-complex="10pt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07f534"/>
    </style:style>
    <style:style style:name="T9" style:family="text">
      <style:text-properties style:font-name="Liberation Serif" officeooo:rsid="0021ae9f"/>
    </style:style>
    <style:style style:name="T10" style:family="text">
      <style:text-properties style:font-name="Liberation Serif" officeooo:rsid="00221ed4"/>
    </style:style>
    <style:style style:name="T11" style:family="text">
      <style:text-properties fo:background-color="#fff200" loext:char-shading-value="0"/>
    </style:style>
    <style:style style:name="T12" style:family="text">
      <style:text-properties officeooo:rsid="00090339"/>
    </style:style>
    <style:style style:name="T13" style:family="text">
      <style:text-properties fo:font-weight="bold"/>
    </style:style>
    <style:style style:name="T14" style:family="text">
      <style:text-properties style:text-position="super 58%" officeooo:rsid="000b0263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0b0263"/>
    </style:style>
    <style:style style:name="T17" style:family="text">
      <style:text-properties style:text-position="0% 100%" fo:font-style="italic"/>
    </style:style>
    <style:style style:name="T18" style:family="text">
      <style:text-properties style:text-position="0% 100%" officeooo:rsid="000e9538"/>
    </style:style>
    <style:style style:name="T19" style:family="text">
      <style:text-properties style:text-position="0% 100%" officeooo:rsid="000f5db1"/>
    </style:style>
    <style:style style:name="T20" style:family="text">
      <style:text-properties style:text-position="0% 100%" fo:font-weight="normal" officeooo:rsid="000e9538" style:font-weight-asian="normal" style:font-weight-complex="normal"/>
    </style:style>
    <style:style style:name="T21" style:family="text">
      <style:text-properties style:text-position="0% 100%" officeooo:rsid="00153792"/>
    </style:style>
    <style:style style:name="T22" style:family="text">
      <style:text-properties style:text-position="0% 100%" fo:font-size="10pt" fo:font-weight="normal" officeooo:rsid="000e9538" style:font-size-asian="10pt" style:font-weight-asian="normal" style:font-size-complex="10pt" style:font-weight-complex="normal"/>
    </style:style>
    <style:style style:name="T23" style:family="text">
      <style:text-properties style:text-position="0% 100%" fo:font-size="10pt" fo:font-weight="normal" officeooo:rsid="00139015" style:font-size-asian="10pt" style:font-weight-asian="normal" style:font-size-complex="10pt" style:font-weight-complex="normal"/>
    </style:style>
    <style:style style:name="T24" style:family="text">
      <style:text-properties style:text-position="0% 100%" fo:font-size="10pt" officeooo:rsid="000e9538" style:font-size-asian="10pt" style:font-size-complex="10pt"/>
    </style:style>
    <style:style style:name="T25" style:family="text">
      <style:text-properties officeooo:rsid="00139015"/>
    </style:style>
    <style:style style:name="T26" style:family="text">
      <style:text-properties officeooo:rsid="00172ec4"/>
    </style:style>
    <style:style style:name="T27" style:family="text">
      <style:text-properties officeooo:rsid="00199370"/>
    </style:style>
    <style:style style:name="T28" style:family="text">
      <style:text-properties officeooo:rsid="001abb7a"/>
    </style:style>
    <style:style style:name="T29" style:family="text">
      <style:text-properties officeooo:rsid="001d1af8"/>
    </style:style>
    <style:style style:name="T30" style:family="text">
      <style:text-properties officeooo:rsid="001eb32d"/>
    </style:style>
    <style:style style:name="T31" style:family="text">
      <style:text-properties officeooo:rsid="001ff77d"/>
    </style:style>
    <style:style style:name="T32" style:family="text">
      <style:text-properties officeooo:rsid="0021ae9f"/>
    </style:style>
    <style:style style:name="T33" style:family="text">
      <style:text-properties officeooo:rsid="00221ed4"/>
    </style:style>
    <style:style style:name="T34" style:family="text">
      <style:text-properties officeooo:rsid="00235b28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officeooo:rsid="00221ed4" style:font-size-asian="10pt" style:font-size-complex="10pt"/>
    </style:style>
    <style:style style:name="T37" style:family="text">
      <style:text-properties fo:font-size="10pt" officeooo:rsid="0021ae9f" style:font-size-asian="10pt" style:font-size-complex="10pt"/>
    </style:style>
    <style:style style:name="T38" style:family="text">
      <style:text-properties fo:font-size="10pt" fo:background-color="#fff200" loext:char-shading-value="0" style:font-size-asian="10pt" style:font-size-complex="10pt"/>
    </style:style>
    <style:style style:name="T39" style:family="text">
      <style:text-properties officeooo:rsid="002a924d"/>
    </style:style>
    <style:style style:name="T40" style:family="text">
      <style:text-properties officeooo:rsid="002c50e8"/>
    </style:style>
    <style:style style:name="T41" style:family="text">
      <style:text-properties officeooo:rsid="002cc9a1"/>
    </style:style>
    <style:style style:name="T42" style:family="text">
      <style:text-properties style:font-name="Bitstream Vera Sans Mono"/>
    </style:style>
    <style:style style:name="T43" style:family="text">
      <style:text-properties style:font-name="Bitstream Vera Sans Mono" fo:font-size="10pt" style:font-size-asian="10pt" style:font-size-complex="10pt"/>
    </style:style>
    <style:style style:name="T44" style:family="text">
      <style:text-properties officeooo:rsid="002cff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exander Hay</text:p>
      <text:p text:style-name="Standard">ME333 - Mechatronics</text:p>
      <text:p text:style-name="Standard">Chapter <text:span text:style-name="T1">5, 3-4</text:span></text:p>
      <text:p text:style-name="P1"/>
      <text:p text:style-name="P21">3. <text:tab/>a.<text:tab/>float add, sub, mul ,div</text:p>
      <text:p text:style-name="P1"><text:tab/><text:tab/><text:span text:style-name="T1">doub add, sub, mul, div</text:span></text:p>
      <text:p text:style-name="P1"><text:tab/><text:tab/><text:span text:style-name="T27">long long add, sub, mul, div</text:span></text:p>
      <text:p text:style-name="P1"/>
      <text:p text:style-name="P1"><text:tab/><text:tab/><text:span text:style-name="T1">C code:</text:span></text:p>
      <text:p text:style-name="P1"><text:tab/><text:tab/><text:span text:style-name="T5">f3 = f1 + f2;</text:span></text:p>
      <text:p text:style-name="P10"><text:s text:c="2"/><text:tab/><text:tab/>printf("float addition: %f \r\n", f3);</text:p>
      <text:p text:style-name="P2"><text:tab/><text:tab/></text:p>
      <text:p text:style-name="P12"><text:tab/><text:tab/><text:span text:style-name="T8">Assembly code:</text:span></text:p>
      <text:p text:style-name="P2"><text:tab/><text:tab/><text:span text:style-name="T35">f3 = f1 + f2;</text:span></text:p>
      <text:p text:style-name="P2"><text:tab/><text:tab/><text:span text:style-name="T35">9d0041e8:<text:tab/>0f4011c2 <text:tab/></text:span><text:span text:style-name="T38">jal<text:tab/>9d004708</text:span><text:span text:style-name="T35"> &lt;__addsf3&gt;</text:span></text:p>
      <text:p text:style-name="P10"><text:tab/><text:tab/>9d0041ec:<text:tab/>00a08021 <text:tab/>move<text:tab/>s0,a1</text:p>
      <text:p text:style-name="P10"><text:s text:c="2"/><text:tab/><text:tab/>printf("float addition: %f \r\n", f3);</text:p>
      <text:p text:style-name="P10"><text:tab/><text:tab/>9d0041f0:<text:tab/>3c049d00 <text:tab/>lui<text:tab/>a0,0x9d00</text:p>
      <text:p text:style-name="P10"><text:tab/><text:tab/>9d0041f4:<text:tab/>24844cd0 <text:tab/>addiu<text:tab/>a0,a0,19664</text:p>
      <text:p text:style-name="P10"><text:tab/><text:tab/>9d0041f8:<text:tab/>0f401802 <text:tab/>jal<text:tab/>9d006008 &lt;_printf_cdfFnopuxX&gt;</text:p>
      <text:p text:style-name="P10"><text:tab/><text:tab/>9d0041fc:<text:tab/>00402821 <text:tab/>move<text:tab/>a1,v0</text:p>
      <text:p text:style-name="P10"/>
      <text:p text:style-name="P10"><text:tab/><text:tab/><text:span text:style-name="T11">9d004708 &lt;__addsf3&gt;:</text:span></text:p>
      <text:p text:style-name="P10"><text:tab/><text:tab/>9d004708:<text:tab/>00044dc2 312900ff 00055dc2 <text:tab/><text:tab/><text:tab/><text:tab/><text:tab/><text:tab/><text:tab/><text:tab/>316b00ff.M....)1.]....k1</text:p>
      <text:p text:style-name="P9"><text:tab/><text:tab/>9d004718:<text:tab/>3c078000 00044200 01074025 00055200 <text:s text:c="4"/></text:p>
      <text:p text:style-name="P9"><text:tab/><text:tab/><text:tab/>...&lt;.B..%@...R..</text:p>
      <text:p text:style-name="P9"><text:tab/><text:tab/>9d004728:<text:tab/>01475025 252dffff 2da100fe 10200061 <text:s text:c="4"/></text:p>
      <text:p text:style-name="P9"><text:tab/><text:tab/><text:tab/>%PG...-%...-a. .</text:p>
      <text:p text:style-name="P9"><text:tab/><text:tab/>9d004738:<text:tab/>00000000 <text:s text:c="31"/></text:p>
      <text:p text:style-name="P9"><text:tab/><text:tab/><text:tab/>.... </text:p>
      <text:p text:style-name="P14"/>
      <text:p text:style-name="P14"><text:tab/><text:span text:style-name="T12">b.<text:tab/>int add, sub, mul</text:span></text:p>
      <text:p text:style-name="P14"/>
      <text:p text:style-name="P14"><text:tab/><text:tab/><text:span text:style-name="T1">C code:</text:span></text:p>
      <text:p text:style-name="P17"><text:tab/><text:tab/><text:span text:style-name="T5">f3 = f1 + f2;</text:span></text:p>
      <text:p text:style-name="P9"><text:s text:c="2"/><text:tab/><text:tab/>printf("float addition: %f \r\n", f3);</text:p>
      <text:p text:style-name="P3"><text:tab/><text:tab/></text:p>
      <text:p text:style-name="P13"><text:tab/><text:tab/><text:span text:style-name="T8">Assembly code:</text:span></text:p>
      <text:p text:style-name="P3"><text:tab/><text:tab/><text:span text:style-name="T35">i3 = i1 + i2;</text:span></text:p>
      <text:p text:style-name="P9"><text:s text:c="2"/><text:tab/><text:tab/>printf("int addition: %i \r\n", i3); // operation makes c3 an int</text:p>
      <text:p text:style-name="P9"><text:tab/><text:tab/>9d0040f4:<text:tab/>3c049d00 <text:tab/>lui<text:tab/>a0,0x9d00</text:p>
      <text:p text:style-name="P9"><text:tab/><text:tab/>9d0040f8:<text:tab/>24844c0c <text:tab/>addiu<text:tab/>a0,a0,19468</text:p>
      <text:p text:style-name="P9"><text:tab/><text:tab/>9d0040fc:<text:tab/>0f401802 <text:tab/>jal<text:tab/>9d006008 &lt;_printf_cdfFnopuxX&gt;</text:p>
      <text:p text:style-name="P9"><text:tab/><text:tab/>9d004100:<text:tab/>02252821 <text:tab/>addu<text:tab/>a1,s1,a1</text:p>
      <text:p text:style-name="P9"><text:tab/><text:tab/>9d0028e4:<text:tab/>304200ff <text:tab/>andi<text:tab/>v0,v0,0xff</text:p>
      <text:p text:style-name="P5"/>
      <text:p text:style-name="P35"><text:span text:style-name="T7"><text:tab/></text:span>The <text:span text:style-name="Source_20_Text"><text:span text:style-name="T13">andi</text:span></text:span> instruction does a bitwise AND of two 32-bit patterns. At run time the 16-bit <text:tab/><text:tab/><text:tab/>immediate operand is padded on the left with zero bits to make it a 32-bit operand. <text:span text:style-name="T14">[1]</text:span></text:p>
      <text:p text:style-name="P22">3.<text:tab/>c.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F"/>
        <table:table-row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>char</text:p>
          </table:table-cell>
          <table:table-cell table:style-name="Table1.A1" office:value-type="string">
            <text:p text:style-name="P42">int</text:p>
          </table:table-cell>
          <table:table-cell table:style-name="Table1.A1" office:value-type="string">
            <text:p text:style-name="P42">long long</text:p>
          </table:table-cell>
          <table:table-cell table:style-name="Table1.A1" office:value-type="string">
            <text:p text:style-name="P42">float</text:p>
          </table:table-cell>
          <table:table-cell table:style-name="Table1.F1" office:value-type="string">
            <text:p text:style-name="P42">long double</text:p>
          </table:table-cell>
        </table:table-row>
        <text:soft-page-break/>
        <table:table-row>
          <table:table-cell table:style-name="Table1.A2" office:value-type="string">
            <text:p text:style-name="P42">+</text:p>
          </table:table-cell>
          <table:table-cell table:style-name="Table1.A2" office:value-type="string">
            <text:p text:style-name="P44">3:2 (2)</text:p>
          </table:table-cell>
          <table:table-cell table:style-name="Table1.A2" office:value-type="string">
            <text:p text:style-name="P45">1:1 (2)</text:p>
          </table:table-cell>
          <table:table-cell table:style-name="Table1.A2" office:value-type="string">
            <text:p text:style-name="P44">1:1 (2)</text:p>
          </table:table-cell>
          <table:table-cell table:style-name="Table1.A2" office:value-type="string">
            <text:p text:style-name="P44">J</text:p>
          </table:table-cell>
          <table:table-cell table:style-name="Table1.F2" office:value-type="string">
            <text:p text:style-name="P44">J</text:p>
          </table:table-cell>
        </table:table-row>
        <table:table-row>
          <table:table-cell table:style-name="Table1.A2" office:value-type="string">
            <text:p text:style-name="P43">-</text:p>
          </table:table-cell>
          <table:table-cell table:style-name="Table1.A2" office:value-type="string">
            <text:p text:style-name="P44">1:1 (1)</text:p>
          </table:table-cell>
          <table:table-cell table:style-name="Table1.A2" office:value-type="string">
            <text:p text:style-name="P44">2:1 (1)</text:p>
          </table:table-cell>
          <table:table-cell table:style-name="Table1.A2" office:value-type="string">
            <text:p text:style-name="P44">2:1 (1)</text:p>
          </table:table-cell>
          <table:table-cell table:style-name="Table1.A2" office:value-type="string">
            <text:p text:style-name="P44">J</text:p>
          </table:table-cell>
          <table:table-cell table:style-name="Table1.F2" office:value-type="string">
            <text:p text:style-name="P44">J</text:p>
          </table:table-cell>
        </table:table-row>
        <table:table-row>
          <table:table-cell table:style-name="Table1.A2" office:value-type="string">
            <text:p text:style-name="P43">*</text:p>
          </table:table-cell>
          <table:table-cell table:style-name="Table1.A2" office:value-type="string">
            <text:p text:style-name="P44">1:1 (1)</text:p>
          </table:table-cell>
          <table:table-cell table:style-name="Table1.A2" office:value-type="string">
            <text:p text:style-name="P44">2:1 (1)</text:p>
          </table:table-cell>
          <table:table-cell table:style-name="Table1.A2" office:value-type="string">
            <text:p text:style-name="P44">2:1 (1)</text:p>
          </table:table-cell>
          <table:table-cell table:style-name="Table1.A2" office:value-type="string">
            <text:p text:style-name="P44">J</text:p>
          </table:table-cell>
          <table:table-cell table:style-name="Table1.F2" office:value-type="string">
            <text:p text:style-name="P44">J</text:p>
          </table:table-cell>
        </table:table-row>
        <table:table-row>
          <table:table-cell table:style-name="Table1.A2" office:value-type="string">
            <text:p text:style-name="P43">/</text:p>
          </table:table-cell>
          <table:table-cell table:style-name="Table1.A2" office:value-type="string">
            <text:p text:style-name="P44">1:1 (3)</text:p>
          </table:table-cell>
          <table:table-cell table:style-name="Table1.A2" office:value-type="string">
            <text:p text:style-name="P44">1:1 (3)</text:p>
          </table:table-cell>
          <table:table-cell table:style-name="Table1.A2" office:value-type="string">
            <text:p text:style-name="P44">1:1 (3)</text:p>
          </table:table-cell>
          <table:table-cell table:style-name="Table1.A2" office:value-type="string">
            <text:p text:style-name="P44">J</text:p>
          </table:table-cell>
          <table:table-cell table:style-name="Table1.F2" office:value-type="string">
            <text:p text:style-name="P44">J</text:p>
          </table:table-cell>
        </table:table-row>
      </table:table>
      <text:p text:style-name="P18"><text:span text:style-name="T15"><text:tab/>* </text:span><text:span text:style-name="T18">I used functions and I think it goofed up the ratios.</text:span></text:p>
      <text:p text:style-name="P22"/>
      <text:p text:style-name="P19"><text:span text:style-name="T18"><text:tab/>d.<text:tab/></text:span><text:span text:style-name="T19">Section<text:tab/><text:tab/>Address<text:tab/><text:tab/>Length (bytes)<text:tab/><text:tab/>(dec)</text:span></text:p>
      <text:p text:style-name="P4"><text:span text:style-name="T20"><text:tab/><text:tab/></text:span><text:span text:style-name="T22">.text.dp32mul <text:tab/></text:span><text:span text:style-name="T23">0</text:span><text:span text:style-name="T22">x9d0034b8 <text:s text:c="3"/><text:tab/>0x4b8 <text:s text:c="3"/><text:tab/><text:tab/>1208</text:span><text:span text:style-name="T24"><text:tab/></text:span></text:p>
      <text:p text:style-name="P26"><text:tab/><text:tab/>.text.dp32subadd <text:tab/>0x9d00422c <text:s/><text:tab/>0x430 <text:s text:c="3"/><text:tab/><text:tab/>1072</text:p>
      <text:p text:style-name="P26"><text:tab/><text:tab/>.text.dp32mul <text:tab/><text:span text:style-name="T25">0</text:span>x9d00465c <text:s text:c="3"/><text:tab/>0x32c <text:s text:c="3"/><text:tab/><text:tab/>812</text:p>
      <text:p text:style-name="P26"><text:tab/><text:tab/>.text.fpsubadd<text:tab/>0x9d004c3c <text:s text:c="2"/><text:tab/>0x278<text:tab/><text:tab/><text:tab/>632 <text:s text:c="2"/></text:p>
      <text:p text:style-name="P27"><text:tab/><text:tab/>.text.fp32div<text:tab/>0x9d004eb4 <text:s text:c="3"/><text:tab/>0x230 <text:s text:c="3"/><text:tab/><text:tab/>560 </text:p>
      <text:p text:style-name="P27"><text:tab/><text:tab/>.text.fp32mul <text:s/><text:tab/><text:span text:style-name="T25">0</text:span>x9d005300 <text:s text:c="3"/><text:tab/>0x1bc <text:s text:c="3"/><text:tab/><text:tab/>444</text:p>
      <text:p text:style-name="P23"/>
      <text:p text:style-name="P23">4.<text:tab/>&amp; <text:s text:c="3"/>uses 4 commands</text:p>
      <text:p text:style-name="P23"><text:tab/> | <text:s text:c="4"/>uses 4 commands</text:p>
      <text:p text:style-name="P23"><text:tab/>&lt;&lt; <text:s text:c="2"/>uses 3 commands</text:p>
      <text:p text:style-name="P23"><text:tab/>&gt;&gt; <text:s text:c="2"/>uses 3 commands</text:p>
      <text:p text:style-name="P24"/>
      <text:p text:style-name="P24"><text:tab/><text:span text:style-name="T35">u3 = u1 &amp; u2;</text:span></text:p>
      <text:p text:style-name="P25"><text:tab/>9d0027c0:<text:tab/>8fc30010 <text:tab/>lw<text:tab/>v1,16(s8)</text:p>
      <text:p text:style-name="P25"><text:tab/>9d0027c4:<text:tab/>8fc20014 <text:tab/>lw<text:tab/>v0,20(s8)</text:p>
      <text:p text:style-name="P25"><text:tab/>9d0027c8:<text:tab/>00621024 <text:tab/>and<text:tab/>v0,v1,v0</text:p>
      <text:p text:style-name="P25"><text:tab/>9d0027cc:<text:tab/>afc20018 <text:tab/>sw<text:tab/>v0,24(s8)</text:p>
      <text:p text:style-name="P25"><text:s/></text:p>
      <text:p text:style-name="P25"><text:tab/>u3 = u1 | u2;</text:p>
      <text:p text:style-name="P25"><text:tab/>9d0027d0:<text:tab/>8fc30010 <text:tab/>lw<text:tab/>v1,16(s8)</text:p>
      <text:p text:style-name="P25"><text:tab/>9d0027d4:<text:tab/>8fc20014 <text:tab/>lw<text:tab/>v0,20(s8)</text:p>
      <text:p text:style-name="P25"><text:tab/>9d0027d8:<text:tab/>00621025 <text:tab/>or<text:tab/>v0,v1,v0</text:p>
      <text:p text:style-name="P25"><text:tab/>9d0027dc:<text:tab/>afc20018 <text:tab/>sw<text:tab/>v0,24(s8)</text:p>
      <text:p text:style-name="P25"/>
      <text:p text:style-name="P25"><text:tab/>u3 = u2 &lt;&lt; 4;</text:p>
      <text:p text:style-name="P25"><text:tab/>9d0027e0:<text:tab/>8fc20014 <text:tab/>lw<text:tab/>v0,20(s8)</text:p>
      <text:p text:style-name="P25"><text:tab/>9d0027e4:<text:tab/>00021100 <text:tab/>sll<text:tab/>v0,v0,0x4</text:p>
      <text:p text:style-name="P25"><text:tab/>9d0027e8:<text:tab/>afc20018 <text:tab/>sw<text:tab/>v0,24(s8)</text:p>
      <text:p text:style-name="P25"/>
      <text:p text:style-name="P25"><text:tab/>u3 = u1 &gt;&gt; 3;</text:p>
      <text:p text:style-name="P25"><text:tab/>9d0027ec:<text:tab/>8fc20010 <text:tab/>lw<text:tab/>v0,16(s8)</text:p>
      <text:p text:style-name="P25"><text:tab/>9d0027f0:<text:tab/>000210c2 <text:tab/>srl<text:tab/>v0,v0,0x3</text:p>
      <text:p text:style-name="P25"><text:tab/>9d0027f4:<text:tab/>afc20018 <text:tab/>sw<text:tab/>v0,24(s8)</text:p>
      <text:p text:style-name="P39"><text:span text:style-name="T16">R</text:span><text:span text:style-name="T15">eferences:</text:span></text:p>
      <text:p text:style-name="P22"/>
      <text:p text:style-name="P20"><text:span text:style-name="T16">[1] </text:span><text:span text:style-name="T15">Kjell, Bradley. “Handy ANDI Instruction.” </text:span><text:span text:style-name="T17">Programmed Instruction to MIPS Assembly Language</text:span><text:span text:style-name="T15">, Central Connecticut State University, chortle.ccsu.edu/assemblytutorial/Chapter-11/ass11_11.html.</text:span></text:p>
      <text:p text:style-name="P22"/>
      <text:p text:style-name="P40">Alexander Hay</text:p>
      <text:p text:style-name="P28">ME333 - Mechatronics</text:p>
      <text:p text:style-name="P28"><text:span text:style-name="T16">Chapter </text:span><text:span text:style-name="T21">6, </text:span>1, 4, 5, 8, 9, 16</text:p>
      <text:p text:style-name="P28"/>
      <text:p text:style-name="P29">1.<text:tab/><text:span text:style-name="T26">Pros<text:tab/><text:tab/><text:tab/><text:tab/><text:tab/>Cons</text:span></text:p>
      <text:p text:style-name="P30"><text:tab/><text:span text:style-name="T26">Polling isn’t limited, but you can <text:tab/>Polling is slower</text:span></text:p>
      <text:p text:style-name="P37"><text:tab/>only have so many interrupts</text:p>
      <text:p text:style-name="P30"><text:tab/><text:tab/><text:tab/><text:tab/><text:tab/><text:tab/><text:span text:style-name="T26">Functions must be called in correct order</text:span></text:p>
      <text:p text:style-name="P31"/>
      <text:p text:style-name="P33">4.<text:tab/>a.<text:tab/>CPU jumps to ISR</text:p>
      <text:p text:style-name="P33"><text:tab/>b.<text:tab/>CPU will jump to <text:span text:style-name="T28">level 4</text:span> ISR, complete it, then back to l<text:span text:style-name="T28">evel 2 ISR</text:span></text:p>
      <text:p text:style-name="P33"><text:tab/>c.<text:tab/><text:span text:style-name="T28">CPU will complete current subpriority 4.2 ISR before moving to on to 4.0</text:span></text:p>
      <text:p text:style-name="P33"><text:tab/><text:span text:style-name="T28">d.<text:tab/>CPU will complete level 6 ISR before jumping to level 4</text:span></text:p>
      <text:p text:style-name="P32"/>
      <text:p text:style-name="P34">5.<text:tab/>a.<text:tab/>Write ISR (clear IRQ flag)</text:p>
      <text:p text:style-name="P34"><text:tab/><text:tab/>Disable interrupts at CPU</text:p>
      <text:p text:style-name="P34"><text:tab/><text:tab/>Configure a device to generate IRQs</text:p>
      <text:p text:style-name="P34"><text:tab/><text:tab/>Set priority of ISR (IPCy)</text:p>
      <text:p text:style-name="P34"><text:tab/><text:tab/>Clear IRQ flag (IFSx)</text:p>
      <text:p text:style-name="P34"><text:tab/><text:tab/>Enable IRQ (IECx)</text:p>
      <text:p text:style-name="P34"><text:tab/><text:tab/>Enable interrupts at CPU</text:p>
      <text:p text:style-name="P34"/>
      <text:p text:style-name="P34"><text:tab/>b.<text:tab/><text:span text:style-name="T29">Changes the current set of registers to another shadow set. This avoids having to save <text:tab/><text:tab/><text:tab/>and reuse them, saving clock cycles (running faster)</text:span></text:p>
      <text:p text:style-name="P34"/>
      <text:p text:style-name="P36">8.<text:tab/><text:span text:style-name="T30">a.<text:tab/></text:span><text:span text:style-name="T6">IEC0SET = 0x100;</text:span></text:p>
      <text:p text:style-name="P8"><text:tab/><text:tab/>IFS0CLR <text:span text:style-name="T32">= 0x100;</text:span></text:p>
      <text:p text:style-name="P8"><text:tab/><text:tab/><text:span text:style-name="T31">IPC2CLR = 0x1F;</text:span></text:p>
      <text:p text:style-name="P8"><text:tab/><text:tab/><text:span text:style-name="T31">IPC2SET = 0x16;</text:span></text:p>
      <text:p text:style-name="P6"/>
      <text:p text:style-name="P36"><text:tab/><text:span text:style-name="T30">b.<text:tab/></text:span><text:span text:style-name="T6">IEC1SET = 0x8000;</text:span></text:p>
      <text:p text:style-name="P8"><text:tab/><text:tab/>IFS<text:span text:style-name="T31">1</text:span>CLR <text:span text:style-name="T32">= 0x8000;</text:span></text:p>
      <text:p text:style-name="P8"><text:tab/><text:tab/><text:span text:style-name="T31">IPC8CLR = 0x1F000000;</text:span></text:p>
      <text:p text:style-name="P8"><text:tab/><text:tab/><text:span text:style-name="T31">IPC8SET = 0x19000000;</text:span></text:p>
      <text:p text:style-name="P6"/>
      <text:p text:style-name="P6"><text:tab/><text:span text:style-name="T9">c.</text:span><text:span text:style-name="T32"><text:tab/></text:span><text:span text:style-name="T37">IEC2SET = 0x10;</text:span></text:p>
      <text:p text:style-name="P8"><text:tab/><text:tab/><text:span text:style-name="T33">ISF2CLR = 0x10;</text:span></text:p>
      <text:p text:style-name="P8"><text:tab/><text:tab/><text:span text:style-name="T33">IPC12CLR = 0x1F00;</text:span></text:p>
      <text:p text:style-name="P8"><text:tab/><text:tab/><text:span text:style-name="T33">IPC12SET = 0x1F00;</text:span></text:p>
      <text:p text:style-name="P6"/>
      <text:p text:style-name="P6"><text:tab/><text:span text:style-name="T10">d.</text:span><text:span text:style-name="T33"><text:tab/></text:span><text:span text:style-name="T36">IEC0SET = 0x800;</text:span></text:p>
      <text:p text:style-name="P8"><text:tab/><text:tab/><text:span text:style-name="T34">ISF0CLR = 0x800;</text:span></text:p>
      <text:p text:style-name="P8"><text:tab/><text:tab/><text:span text:style-name="T34">IPC2CLR = 0x1F00000;</text:span></text:p>
      <text:p text:style-name="P38"><text:span text:style-name="T2"><text:tab/><text:tab/></text:span><text:span text:style-name="T3">IPC2SET = 0xE000000;</text:span></text:p>
      <text:p text:style-name="P38"><text:span text:style-name="T3"><text:tab/><text:tab/></text:span><text:span text:style-name="T4">INTCON = 0x4;</text:span></text:p>
      <text:p text:style-name="P7"/>
      <text:p text:style-name="P15"/>
      <text:p text:style-name="P41">9.<text:tab/><text:span text:style-name="T5">INTCONSET = 0x3;<text:tab/><text:tab/>// step 3: INT0 and INT1 trigger on rising edge</text:span></text:p>
      <text:p text:style-name="P11"><text:s text:c="2"/><text:tab/>IPC0CLR = <text:span text:style-name="T39">0x1F000000</text:span>;<text:tab/>// step 4: clear 5 priority and subp bits for INT0</text:p>
      <text:p text:style-name="P11"><text:s text:c="2"/><text:tab/>IPC0<text:span text:style-name="T39">SET</text:span> = <text:span text:style-name="T39">0x18000000</text:span>;<text:tab/>// step 4: set INT0 to priority 6 subpriority 0</text:p>
      <text:p text:style-name="P11"><text:s text:c="2"/><text:tab/>IPC1CLR = 0x1F<text:span text:style-name="T40">000000</text:span>;<text:tab/>// step 4: clear 5 priority and subp bits for INT1</text:p>
      <text:p text:style-name="P11"><text:s text:c="2"/><text:tab/>IPC1<text:span text:style-name="T40">SET </text:span>= 0x18<text:span text:style-name="T40">000000</text:span>;<text:tab/>// step 4: set INT1 to priority 6 subpriority 0</text:p>
      <text:p text:style-name="P11"><text:s text:c="2"/><text:tab/>IFS0bits.INT0IF = 0;<text:tab/>// step 5: clear INT0 flag status</text:p>
      <text:p text:style-name="P11"><text:s text:c="2"/><text:tab/>IFS0bits.INT1IF = 0;<text:tab/>// step 5: clear INT1 flag status</text:p>
      <text:p text:style-name="P11"><text:s text:c="2"/><text:tab/>IEC0SET = 0x88; <text:s/><text:tab/><text:tab/>// step 6: enable INT0 and INT1 interrupts</text:p>
      <text:p text:style-name="P16"/>
      <text:p text:style-name="P46">16.<text:tab/><text:span text:style-name="T41">N/A – coming into office hours for help, assignment submitted before then. Code attached but <text:tab/>button unresponsive</text:span></text:p>
      <text:p text:style-name="P46"/>
      <text:p text:style-name="P46"><text:tab/><text:span text:style-name="T5">#include "NU32.h" <text:s text:c="10"/>// constants, funcs for startup and UART</text:span></text:p>
      <text:p text:style-name="P47"><text:tab/>#define DELAYTIME 400000 <text:s text:c="3"/>// 400 thousand core clock ticks, or 0.01 second</text:p>
      <text:p text:style-name="P47"/>
      <text:p text:style-name="P47"/>
      <text:p text:style-name="P47"><text:tab/>void debounce(){</text:p>
      <text:p text:style-name="P47"><text:tab/> <text:s/>_CP0_SET_COUNT(0);</text:p>
      <text:p text:style-name="P47"><text:tab/> <text:s/>while(_CP0_GET_COUNT() &lt; DELAYTIME) {</text:p>
      <text:p text:style-name="P47"><text:tab/> <text:s text:c="3"/>;</text:p>
      <text:p text:style-name="P47"><text:tab/> <text:s/>}</text:p>
      <text:p text:style-name="P47"><text:tab/>}</text:p>
      <text:p text:style-name="P47"/>
      <text:p text:style-name="P47"/>
      <text:p text:style-name="P47"><text:tab/>void __ISR(_EXTERNAL_0_VECTOR, IPL2SOFT) Ext0ISR(void) { // step 1: the ISR</text:p>
      <text:p text:style-name="P47"><text:tab/> <text:s/>_CP0_SET_COUNT(0);</text:p>
      <text:p text:style-name="P47"><text:tab/> <text:s/>debounce(); <text:s text:c="10"/><text:tab/>// (wait 10ms)</text:p>
      <text:p text:style-name="P47"><text:tab/> <text:s/>if (PORTDbits.RD0 == 0){<text:tab/>// <text:span text:style-name="T44">read pin again</text:span></text:p>
      <text:p text:style-name="P47"><text:tab/> <text:s text:c="3"/>NU32_LED1 = 1; <text:s text:c="7"/><text:tab/>// LED1 and LED2 off; <text:span text:style-name="T44">initialized as on</text:span></text:p>
      <text:p text:style-name="P47"><text:tab/> <text:s text:c="3"/>NU32_LED2 = 1;</text:p>
      <text:p text:style-name="P47"><text:tab/> <text:s/>}</text:p>
      <text:p text:style-name="P47"><text:tab/> <text:s/>IFS0bits.INT0IF = 0; <text:s text:c="5"/><text:tab/>// clear interrupt flag IFS0&lt;3&gt;</text:p>
      <text:p text:style-name="P47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7:25:12.432600666</meta:creation-date>
    <dc:date>2020-02-18T12:44:59.096413432</dc:date>
    <meta:editing-duration>PT6H20M24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5" meta:paragraph-count="166" meta:word-count="778" meta:character-count="5034" meta:non-whitespace-character-count="3975"/>
  </office:meta>
</office:document-meta>
</file>